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1" style:family="table-row">
      <style:table-row-properties style:min-row-height="0.609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81bf5" officeooo:paragraph-rsid="00081bf5"/>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Standard">
      <style:paragraph-properties fo:break-before="page"/>
      <style:text-properties officeooo:rsid="00081bf5" officeooo:paragraph-rsid="00081bf5"/>
    </style:style>
    <style:style style:name="P7" style:family="paragraph" style:parent-style-name="Heading_20_1">
      <style:text-properties officeooo:paragraph-rsid="000f3186"/>
    </style:style>
    <style:style style:name="P8" style:family="paragraph" style:parent-style-name="Table_20_Contents">
      <style:text-properties officeooo:paragraph-rsid="0011ca42"/>
    </style:style>
    <style:style style:name="P9" style:family="paragraph" style:parent-style-name="Table_20_Contents">
      <style:text-properties officeooo:rsid="002e640c" officeooo:paragraph-rsid="0011ca42"/>
    </style:style>
    <style:style style:name="P10" style:family="paragraph" style:parent-style-name="Table_20_Contents">
      <style:text-properties officeooo:rsid="0032c2a5" officeooo:paragraph-rsid="00123ab8"/>
    </style:style>
    <style:style style:name="P11" style:family="paragraph" style:parent-style-name="Table_20_Contents">
      <style:text-properties officeooo:rsid="003e395c" officeooo:paragraph-rsid="00123ab8"/>
    </style:style>
    <style:style style:name="P12" style:family="paragraph" style:parent-style-name="Table_20_Contents">
      <style:text-properties officeooo:rsid="00458be7" officeooo:paragraph-rsid="00123ab8"/>
    </style:style>
    <style:style style:name="P13" style:family="paragraph" style:parent-style-name="Standard">
      <style:text-properties officeooo:paragraph-rsid="00123ab8"/>
    </style:style>
    <style:style style:name="P14" style:family="paragraph" style:parent-style-name="Heading_20_1">
      <style:text-properties officeooo:paragraph-rsid="0014f43b"/>
    </style:style>
    <style:style style:name="P15" style:family="paragraph" style:parent-style-name="Text_20_body">
      <style:text-properties officeooo:paragraph-rsid="0014f43b"/>
    </style:style>
    <style:style style:name="P16" style:family="paragraph" style:parent-style-name="Heading_20_2">
      <style:text-properties officeooo:paragraph-rsid="0014f43b"/>
    </style:style>
    <style:style style:name="P17" style:family="paragraph" style:parent-style-name="Heading_20_3">
      <style:text-properties officeooo:paragraph-rsid="0014f43b"/>
    </style:style>
    <style:style style:name="P18" style:family="paragraph" style:parent-style-name="Text_20_body" style:list-style-name="L1">
      <style:text-properties officeooo:rsid="007963b6" officeooo:paragraph-rsid="0014f43b"/>
    </style:style>
    <style:style style:name="P19" style:family="paragraph" style:parent-style-name="Text_20_body" style:list-style-name="L2">
      <style:text-properties officeooo:rsid="007ae89a" officeooo:paragraph-rsid="0014f43b"/>
    </style:style>
    <style:style style:name="P20" style:family="paragraph" style:parent-style-name="Text_20_body" style:list-style-name="L3">
      <style:text-properties officeooo:rsid="007ae89a" officeooo:paragraph-rsid="0014f43b"/>
    </style:style>
    <style:style style:name="P21" style:family="paragraph" style:parent-style-name="Text_20_body" style:list-style-name="L4">
      <style:text-properties officeooo:rsid="007ae89a" officeooo:paragraph-rsid="0014f43b"/>
    </style:style>
    <style:style style:name="P22" style:family="paragraph" style:parent-style-name="Text_20_body" style:list-style-name="L5">
      <style:text-properties officeooo:rsid="007c0ca7" officeooo:paragraph-rsid="0014f43b"/>
    </style:style>
    <style:style style:name="P23" style:family="paragraph" style:parent-style-name="Text_20_body" style:list-style-name="L6">
      <style:text-properties officeooo:rsid="007c0ca7" officeooo:paragraph-rsid="0014f43b"/>
    </style:style>
    <style:style style:name="P24" style:family="paragraph" style:parent-style-name="Text_20_body" style:list-style-name="L7">
      <style:text-properties officeooo:rsid="007c0ca7" officeooo:paragraph-rsid="0014f43b"/>
    </style:style>
    <style:style style:name="P25" style:family="paragraph" style:parent-style-name="Text_20_body">
      <style:text-properties officeooo:rsid="007963b6" officeooo:paragraph-rsid="0014f43b"/>
    </style:style>
    <style:style style:name="P26" style:family="paragraph" style:parent-style-name="Text_20_body">
      <style:text-properties officeooo:rsid="0073ec01" officeooo:paragraph-rsid="0014f43b"/>
    </style:style>
    <style:style style:name="P27" style:family="paragraph" style:parent-style-name="Text_20_body" style:list-style-name="L8">
      <style:text-properties officeooo:rsid="007f0f56" officeooo:paragraph-rsid="0014f43b"/>
    </style:style>
    <style:style style:name="P28" style:family="paragraph" style:parent-style-name="Text_20_body" style:list-style-name="L9">
      <style:text-properties officeooo:rsid="007f0f56" officeooo:paragraph-rsid="0014f43b"/>
    </style:style>
    <style:style style:name="P29" style:family="paragraph" style:parent-style-name="Text_20_body" style:list-style-name="L10">
      <style:text-properties officeooo:rsid="007f0f56" officeooo:paragraph-rsid="0014f43b"/>
    </style:style>
    <style:style style:name="P30" style:family="paragraph" style:parent-style-name="Text_20_body">
      <style:text-properties officeooo:rsid="002e793a" officeooo:paragraph-rsid="0014f43b"/>
    </style:style>
    <style:style style:name="P31" style:family="paragraph" style:parent-style-name="Text_20_body" style:list-style-name="L11">
      <style:text-properties officeooo:rsid="007f0f56" officeooo:paragraph-rsid="0014f43b"/>
    </style:style>
    <style:style style:name="P32" style:family="paragraph" style:parent-style-name="Text_20_body" style:list-style-name="L12">
      <style:text-properties officeooo:rsid="007f0f56" officeooo:paragraph-rsid="0014f43b"/>
    </style:style>
    <style:style style:name="P33" style:family="paragraph" style:parent-style-name="Text_20_body" style:list-style-name="L13">
      <style:text-properties officeooo:rsid="007f0f56" officeooo:paragraph-rsid="0014f43b"/>
    </style:style>
    <style:style style:name="P34" style:family="paragraph" style:parent-style-name="Text_20_body" style:list-style-name="L14">
      <style:text-properties officeooo:rsid="007f0f56" officeooo:paragraph-rsid="0014f43b"/>
    </style:style>
    <style:style style:name="P35" style:family="paragraph" style:parent-style-name="Text_20_body" style:list-style-name="L15">
      <style:text-properties officeooo:rsid="007f0f56" officeooo:paragraph-rsid="0014f43b"/>
    </style:style>
    <style:style style:name="P36" style:family="paragraph" style:parent-style-name="Text_20_body" style:list-style-name="L16">
      <style:text-properties officeooo:rsid="0080ac6a" officeooo:paragraph-rsid="0014f43b"/>
    </style:style>
    <style:style style:name="P37" style:family="paragraph" style:parent-style-name="Text_20_body" style:list-style-name="L17">
      <style:text-properties officeooo:rsid="0080ac6a" officeooo:paragraph-rsid="0014f43b"/>
    </style:style>
    <style:style style:name="P38" style:family="paragraph" style:parent-style-name="Text_20_body" style:list-style-name="L18">
      <style:text-properties officeooo:rsid="0080ac6a" officeooo:paragraph-rsid="0014f43b"/>
    </style:style>
    <style:style style:name="P39" style:family="paragraph" style:parent-style-name="Text_20_body" style:list-style-name="L19">
      <style:text-properties officeooo:rsid="0080ac6a" officeooo:paragraph-rsid="0014f43b"/>
    </style:style>
    <style:style style:name="P40" style:family="paragraph" style:parent-style-name="Text_20_body" style:list-style-name="L20">
      <style:text-properties officeooo:rsid="0080ac6a" officeooo:paragraph-rsid="0014f43b"/>
    </style:style>
    <style:style style:name="P41" style:family="paragraph" style:parent-style-name="Text_20_body" style:list-style-name="L21">
      <style:text-properties officeooo:rsid="0081536b" officeooo:paragraph-rsid="0014f43b"/>
    </style:style>
    <style:style style:name="P42" style:family="paragraph" style:parent-style-name="Text_20_body" style:list-style-name="L22">
      <style:text-properties officeooo:paragraph-rsid="0014f43b"/>
    </style:style>
    <style:style style:name="P43" style:family="paragraph" style:parent-style-name="Text_20_body" style:list-style-name="L23">
      <style:text-properties officeooo:rsid="0084099a" officeooo:paragraph-rsid="0014f43b"/>
    </style:style>
    <style:style style:name="P44" style:family="paragraph" style:parent-style-name="Text_20_body" style:list-style-name="L24">
      <style:text-properties officeooo:rsid="0085093f" officeooo:paragraph-rsid="0014f43b"/>
    </style:style>
    <style:style style:name="P45" style:family="paragraph" style:parent-style-name="Text_20_body" style:list-style-name="L25">
      <style:text-properties officeooo:rsid="0085093f" officeooo:paragraph-rsid="0014f43b"/>
    </style:style>
    <style:style style:name="P46" style:family="paragraph" style:parent-style-name="Text_20_body" style:list-style-name="L26">
      <style:text-properties officeooo:rsid="0085093f" officeooo:paragraph-rsid="0014f43b"/>
    </style:style>
    <style:style style:name="P47" style:family="paragraph" style:parent-style-name="Text_20_body" style:list-style-name="L27">
      <style:text-properties officeooo:rsid="0080ac6a" officeooo:paragraph-rsid="0014f43b"/>
    </style:style>
    <style:style style:name="P48" style:family="paragraph" style:parent-style-name="Text_20_body" style:list-style-name="L28">
      <style:text-properties officeooo:rsid="008565c9" officeooo:paragraph-rsid="0014f43b"/>
    </style:style>
    <style:style style:name="P49" style:family="paragraph" style:parent-style-name="Text_20_body" style:list-style-name="L29">
      <style:text-properties officeooo:rsid="008565c9" officeooo:paragraph-rsid="0014f43b"/>
    </style:style>
    <style:style style:name="P50" style:family="paragraph" style:parent-style-name="Standard">
      <style:text-properties officeooo:rsid="000882f1" officeooo:paragraph-rsid="000882f1"/>
    </style:style>
    <style:style style:name="P51" style:family="paragraph" style:parent-style-name="Text_20_body">
      <style:text-properties officeooo:rsid="004b11c2" officeooo:paragraph-rsid="0014f43b"/>
    </style:style>
    <style:style style:name="P52" style:family="paragraph" style:parent-style-name="Text_20_body">
      <style:text-properties officeooo:rsid="006abe13" officeooo:paragraph-rsid="0014f43b"/>
    </style:style>
    <style:style style:name="P53" style:family="paragraph" style:parent-style-name="Text_20_body">
      <style:text-properties officeooo:rsid="0036f884" officeooo:paragraph-rsid="0014f43b"/>
    </style:style>
    <style:style style:name="P54" style:family="paragraph" style:parent-style-name="Text_20_body" style:list-style-name="L30">
      <style:text-properties officeooo:rsid="006abe13" officeooo:paragraph-rsid="0014f43b"/>
    </style:style>
    <style:style style:name="P55" style:family="paragraph" style:parent-style-name="Text_20_body" style:list-style-name="L31">
      <style:text-properties officeooo:rsid="008565c9" officeooo:paragraph-rsid="0014f43b"/>
    </style:style>
    <style:style style:name="P56" style:family="paragraph" style:parent-style-name="Text_20_body" style:list-style-name="L32">
      <style:text-properties officeooo:rsid="008565c9" officeooo:paragraph-rsid="0014f43b"/>
    </style:style>
    <style:style style:name="P57" style:family="paragraph" style:parent-style-name="Text_20_body" style:list-style-name="L33">
      <style:text-properties officeooo:rsid="008565c9" officeooo:paragraph-rsid="0014f43b"/>
    </style:style>
    <style:style style:name="P58" style:family="paragraph" style:parent-style-name="Text_20_body" style:list-style-name="L34">
      <style:text-properties officeooo:rsid="008565c9" officeooo:paragraph-rsid="0014f43b"/>
    </style:style>
    <style:style style:name="P59" style:family="paragraph" style:parent-style-name="Text_20_body" style:list-style-name="L35">
      <style:text-properties officeooo:rsid="008565c9" officeooo:paragraph-rsid="0014f43b"/>
    </style:style>
    <style:style style:name="P60" style:family="paragraph" style:parent-style-name="Text_20_body" style:list-style-name="L36">
      <style:text-properties officeooo:rsid="008565c9" officeooo:paragraph-rsid="0014f43b"/>
    </style:style>
    <style:style style:name="P61" style:family="paragraph" style:parent-style-name="Text_20_body" style:list-style-name="L37">
      <style:text-properties officeooo:rsid="008565c9" officeooo:paragraph-rsid="0014f43b"/>
    </style:style>
    <style:style style:name="P62" style:family="paragraph" style:parent-style-name="Standard">
      <style:text-properties officeooo:rsid="000882f1" officeooo:paragraph-rsid="0014f43b"/>
    </style:style>
    <style:style style:name="P63" style:family="paragraph" style:parent-style-name="Text_20_body">
      <style:text-properties officeooo:rsid="000882f1" officeooo:paragraph-rsid="000882f1"/>
    </style:style>
    <style:style style:name="P64" style:family="paragraph" style:parent-style-name="Text_20_body">
      <style:text-properties officeooo:rsid="0009f630" officeooo:paragraph-rsid="0009f630"/>
    </style:style>
    <style:style style:name="P65" style:family="paragraph" style:parent-style-name="Table_20_Contents">
      <style:text-properties officeooo:rsid="0009f630" officeooo:paragraph-rsid="0009f630"/>
    </style:style>
    <style:style style:name="P66" style:family="paragraph" style:parent-style-name="Heading_20_1">
      <style:paragraph-properties fo:margin-top="0cm" fo:margin-bottom="0cm" style:contextual-spacing="false"/>
    </style:style>
    <style:style style:name="P67" style:family="paragraph" style:parent-style-name="Table_20_Contents">
      <style:text-properties officeooo:rsid="000bb9bf" officeooo:paragraph-rsid="000bb9bf"/>
    </style:style>
    <style:style style:name="P68" style:family="paragraph" style:parent-style-name="Heading_20_1">
      <style:text-properties officeooo:rsid="000c45b0"/>
    </style:style>
    <style:style style:name="P69" style:family="paragraph" style:parent-style-name="Heading_20_1">
      <style:text-properties officeooo:paragraph-rsid="000c45b0"/>
    </style:style>
    <style:style style:name="P70" style:family="paragraph" style:parent-style-name="Text_20_body">
      <style:text-properties officeooo:paragraph-rsid="000c45b0"/>
    </style:style>
    <style:style style:name="P71" style:family="paragraph" style:parent-style-name="Text_20_body">
      <style:text-properties officeooo:rsid="000c45b0" officeooo:paragraph-rsid="000c45b0"/>
    </style:style>
    <style:style style:name="P72" style:family="paragraph" style:parent-style-name="Table_20_Contents">
      <style:text-properties officeooo:rsid="000c45b0" officeooo:paragraph-rsid="000c45b0"/>
    </style:style>
    <style:style style:name="T1" style:family="text">
      <style:text-properties officeooo:rsid="006777c2"/>
    </style:style>
    <style:style style:name="T2" style:family="text">
      <style:text-properties officeooo:rsid="002e640c"/>
    </style:style>
    <style:style style:name="T3" style:family="text">
      <style:text-properties officeooo:rsid="002b1562"/>
    </style:style>
    <style:style style:name="T4" style:family="text">
      <style:text-properties officeooo:rsid="002cf8c5"/>
    </style:style>
    <style:style style:name="T5" style:family="text">
      <style:text-properties officeooo:rsid="006a203a"/>
    </style:style>
    <style:style style:name="T6" style:family="text">
      <style:text-properties officeooo:rsid="0070727a"/>
    </style:style>
    <style:style style:name="T7" style:family="text">
      <style:text-properties officeooo:rsid="007963b6"/>
    </style:style>
    <style:style style:name="T8" style:family="text">
      <style:text-properties officeooo:rsid="0072701a"/>
    </style:style>
    <style:style style:name="T9" style:family="text">
      <style:text-properties officeooo:rsid="007ae89a"/>
    </style:style>
    <style:style style:name="T10" style:family="text">
      <style:text-properties officeooo:rsid="00732efe"/>
    </style:style>
    <style:style style:name="T11" style:family="text">
      <style:text-properties officeooo:rsid="0073ec01"/>
    </style:style>
    <style:style style:name="T12" style:family="text">
      <style:text-properties officeooo:rsid="0085ac8c"/>
    </style:style>
    <style:style style:name="T13" style:family="text">
      <style:text-properties officeooo:rsid="0078eda3"/>
    </style:style>
    <style:style style:name="T14" style:family="text">
      <style:text-properties officeooo:rsid="0075315d"/>
    </style:style>
    <style:style style:name="T15" style:family="text">
      <style:text-properties officeooo:rsid="002e793a"/>
    </style:style>
    <style:style style:name="T16" style:family="text">
      <style:text-properties officeooo:rsid="002fbad9"/>
    </style:style>
    <style:style style:name="T17" style:family="text">
      <style:text-properties officeooo:rsid="0080ac6a"/>
    </style:style>
    <style:style style:name="T18" style:family="text">
      <style:text-properties officeooo:rsid="0081664d"/>
    </style:style>
    <style:style style:name="T19" style:family="text">
      <style:text-properties officeooo:rsid="0083061b"/>
    </style:style>
    <style:style style:name="T20" style:family="text">
      <style:text-properties officeooo:rsid="0085093f"/>
    </style:style>
    <style:style style:name="T21" style:family="text">
      <style:text-properties officeooo:rsid="004b11c2"/>
    </style:style>
    <style:style style:name="T22" style:family="text">
      <style:text-properties fo:font-weight="normal" style:font-weight-asian="normal" style:font-weight-complex="normal"/>
    </style:style>
    <style:style style:name="T23" style:family="text">
      <style:text-properties officeooo:rsid="008565c9"/>
    </style:style>
    <style:style style:name="T24" style:family="text">
      <style:text-properties officeooo:rsid="0068f369"/>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text:p>
      <text:p text:style-name="P1">LZRA</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4698_69875737" office:name="User acceptance criteria (UAC)" text:style-name="Index_20_Link" text:visited-style-name="Index_20_Link">User acceptance criteria (UAC)<text:tab/>3</text:a></text:p>
          <text:p text:style-name="P3"><text:a xlink:type="simple" xlink:href="#__RefHeading___Toc1859_2227043514" office:name="Functional and non functional requirements" text:style-name="Index_20_Link" text:visited-style-name="Index_20_Link">Functional and non functional requirements<text:tab/>3</text:a></text:p>
          <text:p text:style-name="P4"><text:a xlink:type="simple" xlink:href="#__RefHeading___Toc1861_2227043514" office:name="Functional requirements (FR)" text:style-name="Index_20_Link" text:visited-style-name="Index_20_Link">Functional requirements (FR)<text:tab/>4</text:a></text:p>
          <text:p text:style-name="P5"><text:a xlink:type="simple" xlink:href="#__RefHeading___Toc4700_69875737" office:name="1 - Users" text:style-name="Index_20_Link" text:visited-style-name="Index_20_Link">1 - Users<text:tab/>4</text:a></text:p>
          <text:p text:style-name="P5"><text:a xlink:type="simple" xlink:href="#__RefHeading___Toc4702_69875737" office:name="2 - Staff" text:style-name="Index_20_Link" text:visited-style-name="Index_20_Link">2 - Staff<text:tab/>4</text:a></text:p>
          <text:p text:style-name="P5"><text:a xlink:type="simple" xlink:href="#__RefHeading___Toc4704_69875737" office:name="3 - General" text:style-name="Index_20_Link" text:visited-style-name="Index_20_Link">3 - General<text:tab/>5</text:a></text:p>
          <text:p text:style-name="P4"><text:a xlink:type="simple" xlink:href="#__RefHeading___Toc1863_2227043514" office:name="Non functional requirements (NFR)" text:style-name="Index_20_Link" text:visited-style-name="Index_20_Link">Non functional requirements (NFR)<text:tab/>5</text:a></text:p>
          <text:p text:style-name="P5"><text:a xlink:type="simple" xlink:href="#__RefHeading___Toc4706_69875737" office:name="1 - Users" text:style-name="Index_20_Link" text:visited-style-name="Index_20_Link">1 - Users<text:tab/>5</text:a></text:p>
          <text:p text:style-name="P5"><text:a xlink:type="simple" xlink:href="#__RefHeading___Toc798_2760687806" office:name="2 – Staff:" text:style-name="Index_20_Link" text:visited-style-name="Index_20_Link">2 – Staff:<text:tab/>6</text:a></text:p>
          <text:p text:style-name="P5"><text:a xlink:type="simple" xlink:href="#__RefHeading___Toc800_2760687806" office:name="3 – General System:" text:style-name="Index_20_Link" text:visited-style-name="Index_20_Link">3 – General System:<text:tab/>6</text:a></text:p>
          <text:p text:style-name="P3"><text:a xlink:type="simple" xlink:href="#__RefHeading___Toc1865_2227043514" office:name="Key performance indicators (KPI)" text:style-name="Index_20_Link" text:visited-style-name="Index_20_Link">Key performance indicators (KPI)<text:tab/>7</text:a></text:p>
          <text:p text:style-name="P3"><text:a xlink:type="simple" xlink:href="#__RefHeading___Toc4708_69875737" office:name="decompositon diagram" text:style-name="Index_20_Link" text:visited-style-name="Index_20_Link">decompositon diagram<text:tab/>8</text:a></text:p>
          <text:p text:style-name="P3"><text:a xlink:type="simple" xlink:href="#__RefHeading___Toc4710_69875737" office:name="ER for database" text:style-name="Index_20_Link" text:visited-style-name="Index_20_Link">ER for database<text:tab/>8</text:a></text:p>
          <text:p text:style-name="P3"><text:a xlink:type="simple" xlink:href="#__RefHeading___Toc4712_69875737" office:name="data dictionary" text:style-name="Index_20_Link" text:visited-style-name="Index_20_Link">data dictionary<text:tab/>9</text:a></text:p>
          <text:p text:style-name="P3"><text:a xlink:type="simple" xlink:href="#__RefHeading___Toc4696_69875737" office:name="Veriable list" text:style-name="Index_20_Link" text:visited-style-name="Index_20_Link">Veriable list<text:tab/>9</text:a></text:p>
          <text:p text:style-name="P3"><text:a xlink:type="simple" xlink:href="#__RefHeading___Toc4714_69875737" office:name="Colour scheme" text:style-name="Index_20_Link" text:visited-style-name="Index_20_Link">Colour scheme<text:tab/>9</text:a></text:p>
          <text:p text:style-name="P3"><text:a xlink:type="simple" xlink:href="#__RefHeading___Toc4716_69875737" office:name="Interface design" text:style-name="Index_20_Link" text:visited-style-name="Index_20_Link">Interface design<text:tab/>9</text:a></text:p>
          <text:p text:style-name="P3"><text:a xlink:type="simple" xlink:href="#__RefHeading___Toc4718_69875737" office:name="Data flow diagrams" text:style-name="Index_20_Link" text:visited-style-name="Index_20_Link">Data flow diagrams<text:tab/>9</text:a></text:p>
          <text:p text:style-name="P3"><text:a xlink:type="simple" xlink:href="#__RefHeading___Toc4720_69875737" office:name="Algrythem design" text:style-name="Index_20_Link" text:visited-style-name="Index_20_Link">Algrythem design<text:tab/>9</text:a></text:p>
          <text:p text:style-name="P3"><text:a xlink:type="simple" xlink:href="#__RefHeading___Toc4722_69875737" office:name="test stratigy" text:style-name="Index_20_Link" text:visited-style-name="Index_20_Link">test stratigy<text:tab/>9</text:a></text:p>
        </text:index-body>
      </text:table-of-content>
      <text:p text:style-name="P1"/>
      <text:p text:style-name="P1"/>
      <text:p text:style-name="P6">Put in a remider of requirements, uac, kpi </text:p>
      <text:h text:style-name="P7" text:outline-level="1"><text:bookmark-start text:name="__RefHeading___Toc4698_69875737"/><text:span text:style-name="T1">User acceptance criteria (UAC)</text:span><text:bookmark-end text:name="__RefHeading___Toc4698_69875737"/></text:h>
      <table:table table:name="Table4" table:style-name="Table4">
        <table:table-column table:style-name="Table4.A"/>
        <table:table-row>
          <table:table-cell table:style-name="Table4.A1" office:value-type="string">
            <text:p text:style-name="P8"><text:span text:style-name="T2">1.1</text:span> <text:span text:style-name="T3">information page about the park</text:span></text:p>
            <text:p text:style-name="P8">-<text:span text:style-name="T3">risk assesment </text:span></text:p>
            <text:p text:style-name="P8"/>
          </table:table-cell>
        </table:table-row>
        <table:table-row>
          <table:table-cell table:style-name="Table4.A2" office:value-type="string">
            <text:p text:style-name="P8"><text:span text:style-name="T2">1.2</text:span> <text:span text:style-name="T4">clear info on main page about opening times</text:span></text:p>
          </table:table-cell>
        </table:table-row>
        <table:table-row>
          <table:table-cell table:style-name="Table4.A2" office:value-type="string">
            <text:p text:style-name="P8"><text:span text:style-name="T2">1.3</text:span> <text:span text:style-name="T3">avlibilty checker</text:span></text:p>
            <text:p text:style-name="P8"/>
            <text:p text:style-name="P8"><text:span text:style-name="T2">1.4</text:span> <text:span text:style-name="T3">quick way to book </text:span></text:p>
          </table:table-cell>
        </table:table-row>
        <table:table-row>
          <table:table-cell table:style-name="Table4.A2" office:value-type="string">
            <text:p text:style-name="P8"><text:span text:style-name="T2">1.5</text:span> <text:span text:style-name="T4">page for cafe that shows clear main menu</text:span></text:p>
            <text:p text:style-name="P8"/>
            <text:p text:style-name="P8"><text:span text:style-name="T2">1.6</text:span> <text:span text:style-name="T4">information showing any dientry requirement </text:span></text:p>
          </table:table-cell>
        </table:table-row>
        <table:table-row>
          <table:table-cell table:style-name="Table4.A2" office:value-type="string">
            <text:p text:style-name="P8"><text:span text:style-name="T2">1.7</text:span> <text:span text:style-name="T2">page to veiw tickets</text:span></text:p>
            <text:p text:style-name="P8"/>
            <text:p text:style-name="P9">1.8 ability to change bookings</text:p>
            <text:p text:style-name="P9"/>
            <text:p text:style-name="P9">1.9 ability to cancel booking </text:p>
          </table:table-cell>
        </table:table-row>
      </table:table>
      <table:table table:name="Table5" table:style-name="Table5">
        <table:table-column table:style-name="Table5.A"/>
        <table:table-row>
          <table:table-cell table:style-name="Table5.A1" office:value-type="string">
            <text:p text:style-name="P10">2.1 booking page</text:p>
          </table:table-cell>
        </table:table-row>
        <table:table-row>
          <table:table-cell table:style-name="Table5.A2" office:value-type="string">
            <text:p text:style-name="P10">2.2 avaliblity checker </text:p>
          </table:table-cell>
        </table:table-row>
        <table:table-row>
          <table:table-cell table:style-name="Table5.A2" office:value-type="string">
            <text:p text:style-name="P10">2.3 cafe menu page wih alagen infomain that is clear </text:p>
          </table:table-cell>
        </table:table-row>
        <table:table-row>
          <table:table-cell table:style-name="Table5.A2" office:value-type="string">
            <text:p text:style-name="P10">2.4 have clear opening times and park information at the top of the main page </text:p>
          </table:table-cell>
        </table:table-row>
        <table:table-row>
          <table:table-cell table:style-name="Table5.A2" office:value-type="string">
            <text:p text:style-name="P10">2.5 priceings must all be clearly listened on the main website </text:p>
          </table:table-cell>
        </table:table-row>
      </table:table>
      <table:table table:name="Table6" table:style-name="Table6">
        <table:table-column table:style-name="Table6.A"/>
        <table:table-row>
          <table:table-cell table:style-name="Table6.A1" office:value-type="string">
            <text:p text:style-name="P11">3.1 to have access of information about park and finances </text:p>
          </table:table-cell>
        </table:table-row>
        <table:table-row>
          <table:table-cell table:style-name="Table6.A2" office:value-type="string">
            <text:p text:style-name="P11">3.2 calculater to be able to work with numbers</text:p>
          </table:table-cell>
        </table:table-row>
        <table:table-row>
          <table:table-cell table:style-name="Table6.A2" office:value-type="string">
            <text:p text:style-name="P11">3.3 clear place to look at reviews and ratings </text:p>
          </table:table-cell>
        </table:table-row>
        <table:table-row>
          <table:table-cell table:style-name="Table6.A2" office:value-type="string">
            <text:p text:style-name="P11">3.4 live updates and communation of the park that is secure</text:p>
          </table:table-cell>
        </table:table-row>
        <table:table-row>
          <table:table-cell table:style-name="Table6.A2" office:value-type="string">
            <text:p text:style-name="P11">3.5 have different and clear ways to veiw infomaton </text:p>
          </table:table-cell>
        </table:table-row>
      </table:table>
      <table:table table:name="Table7" table:style-name="Table7">
        <table:table-column table:style-name="Table7.A"/>
        <table:table-row>
          <table:table-cell table:style-name="Table7.A1" office:value-type="string">
            <text:p text:style-name="P12">4.1 have a place where staff can communicate </text:p>
          </table:table-cell>
        </table:table-row>
        <table:table-row>
          <table:table-cell table:style-name="Table7.A2" office:value-type="string">
            <text:p text:style-name="P12">4.2 have a page that shows information about bookings for that day and how meny walk ins and tickets are allowed</text:p>
          </table:table-cell>
        </table:table-row>
        <table:table-row>
          <table:table-cell table:style-name="Table7.A2" office:value-type="string">
            <text:p text:style-name="P12">4.3 a page that shows staff who are working that day </text:p>
          </table:table-cell>
        </table:table-row>
        <table:table-row>
          <table:table-cell table:style-name="Table7.A2" office:value-type="string">
            <text:p text:style-name="P12">4.4 a area where all stock can be tracked and ordered</text:p>
          </table:table-cell>
        </table:table-row>
        <table:table-row>
          <table:table-cell table:style-name="Table7.A2" office:value-type="string">
            <text:p text:style-name="P12">4.5 </text:p>
            <text:p text:style-name="P12">updates or page where anmials care can be tracked</text:p>
          </table:table-cell>
        </table:table-row>
      </table:table>
      <text:p text:style-name="P13"/>
      <text:p text:style-name="P13"/>
      <text:h text:style-name="P14" text:outline-level="1"><text:bookmark-start text:name="__RefHeading___Toc1859_2227043514"/><text:span text:style-name="T1">F</text:span>unctional and non functional requirements <text:bookmark-end text:name="__RefHeading___Toc1859_2227043514"/></text:h>
      <text:p text:style-name="P15">(say how you have come up with each one <text:span text:style-name="T5">like where you got the idea from </text:span><text:span text:style-name="T6">do it for indevidual thing </text:span>)</text:p>
      <text:h text:style-name="P16" text:outline-level="2"><text:bookmark-start text:name="__RefHeading___Toc1861_2227043514"/><text:soft-page-break/>Functional requirements (FR)<text:bookmark-end text:name="__RefHeading___Toc1861_2227043514"/></text:h>
      <text:h text:style-name="P17" text:outline-level="3"><text:bookmark-start text:name="__RefHeading___Toc4700_69875737"/><text:span text:style-name="T7">1 - </text:span>Users <text:bookmark-end text:name="__RefHeading___Toc4700_69875737"/></text:h>
      <text:p text:style-name="P15"><text:span text:style-name="T7">1.1</text:span>- <text:span text:style-name="T8">users should be able to log in securely</text:span></text:p>
      <text:p text:style-name="P15"><text:span text:style-name="T7">1.2</text:span>- <text:span text:style-name="T8">users should be able to register securely</text:span></text:p>
      <text:list text:style-name="L1">
        <text:list-item>
          <text:p text:style-name="P18">users should be able to create an account with all there details this allows when booking users to have an account for the tickets to be linked to and information that can be put on the ticket <text:span text:style-name="T9">and when logged in can access tickets and information from there accont keeping it secure </text:span></text:p>
        </text:list-item>
      </text:list>
      <text:p text:style-name="P15"><text:span text:style-name="T7">1.3</text:span>- <text:span text:style-name="T10">should show users ticket availability when booking</text:span></text:p>
      <text:list text:style-name="L2">
        <text:list-item>
          <text:p text:style-name="P19">users must be able to know when they can book tickets quickley so they can plan as desscused people booking the tickerst are likely to be busy perents so they need a fast easy way to check avliblity to make plans</text:p>
        </text:list-item>
      </text:list>
      <text:p text:style-name="P15"><text:span text:style-name="T7">1.4</text:span>- <text:span text:style-name="T10">users should be able to correctly book they type of tickets they want</text:span></text:p>
      <text:list text:style-name="L3">
        <text:list-item>
          <text:p text:style-name="P20">users must be able to book tickets and make sure they are able to chose from a range to make sure they get the right tickets like a family ticket if they have a family of four making booking quicker and get a better price</text:p>
        </text:list-item>
      </text:list>
      <text:p text:style-name="P15"><text:span text:style-name="T7">1.5</text:span>- <text:span text:style-name="T10">users should be clearly shown a final price for there tickets calculated including any discounts</text:span></text:p>
      <text:list text:style-name="L4">
        <text:list-item>
          <text:p text:style-name="P21">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P15"><text:span text:style-name="T7">1.6</text:span>- <text:span text:style-name="T11">should be able to change tickets easily if needed</text:span></text:p>
      <text:list text:style-name="L5">
        <text:list-item>
          <text:p text:style-name="P22">busy perents or grandpersnts with needs may have to reaage appointments if something comes up and are unable to go, it must be able to rearage easily on the system to reduce stress and imporve experince</text:p>
        </text:list-item>
      </text:list>
      <text:p text:style-name="P15"><text:span text:style-name="T7">1.7</text:span>- <text:span text:style-name="T11">should be able to remove tickets easily</text:span></text:p>
      <text:list text:style-name="L6">
        <text:list-item>
          <text:p text:style-name="P23">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P15"><text:span text:style-name="T7">1.</text:span><text:span text:style-name="T12">8</text:span>- <text:span text:style-name="T11">users can view the tickets they have booked and information about them clearly</text:span></text:p>
      <text:list text:style-name="L7">
        <text:list-item>
          <text:p text:style-name="P24">once booked users must be able to see the ticket so they don’t forget and are bale to access the ticket to access the zoo</text:p>
        </text:list-item>
      </text:list>
      <text:p text:style-name="P25">1.<text:span text:style-name="T12">9 </text:span>– users must be able to log out securely</text:p>
      <text:h text:style-name="P17" text:outline-level="3"><text:bookmark-start text:name="__RefHeading___Toc4702_69875737"/><text:span text:style-name="T7">2 - S</text:span>taff <text:bookmark-end text:name="__RefHeading___Toc4702_69875737"/></text:h>
      <text:p text:style-name="P26"><text:span text:style-name="T7">2.1</text:span>- staff should <text:span text:style-name="T13">b</text:span>e able to register securely</text:p>
      <text:p text:style-name="P26"><text:span text:style-name="T7">2.2</text:span>- staff should be able to log in securely</text:p>
      <text:list text:style-name="L8">
        <text:list-item>
          <text:p text:style-name="P27"><text:soft-page-break/>staff must be able to access the system so any staff member that joins should be able to be signed up to the system so they can access it</text:p>
        </text:list-item>
      </text:list>
      <text:p text:style-name="P26"><text:span text:style-name="T7">2.3</text:span>- staff should be able to see the availability for each day of how many walk ins they can take and how many <text:span text:style-name="T14">tickets booked</text:span></text:p>
      <text:list text:style-name="L9">
        <text:list-item>
          <text:p text:style-name="P28">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25">2.4 – staff should be able to see tickets for that day</text:p>
      <text:list text:style-name="L10">
        <text:list-item>
          <text:p text:style-name="P29">staff need to know who has tickets for that day so they can be let into the zoo</text:p>
        </text:list-item>
      </text:list>
      <text:p text:style-name="P30">2.<text:span text:style-name="T7">5-</text:span> Staff must be able to log out securely after use.</text:p>
      <text:list text:style-name="L11">
        <text:list-item>
          <text:p text:style-name="P31">Staff should be able to log out to make sure no one other the them can access the system if left open</text:p>
        </text:list-item>
      </text:list>
      <text:h text:style-name="P17" text:outline-level="3"><text:bookmark-start text:name="__RefHeading___Toc4704_69875737"/><text:span text:style-name="T7">3 - G</text:span>eneral <text:bookmark-end text:name="__RefHeading___Toc4704_69875737"/></text:h>
      <text:p text:style-name="P26"><text:span text:style-name="T7">3.1</text:span>- <text:span text:style-name="T15"><text:s/>The website should have clear navigation for easy access to main pages</text:span></text:p>
      <text:list text:style-name="L12">
        <text:list-item>
          <text:p text:style-name="P32">key to make sure the website is accessible and meets leglistation as said prevouisly </text:p>
        </text:list-item>
      </text:list>
      <text:p text:style-name="P15"><text:span text:style-name="T7">3.2</text:span>- <text:span text:style-name="T11">should show information about the park opening times, animals and any other details.</text:span></text:p>
      <text:list text:style-name="L13">
        <text:list-item>
          <text:p text:style-name="P33">Any perent, user and esspely educatinal visters will need to know information about the park to make desisons of if they should go and when they can go</text:p>
        </text:list-item>
      </text:list>
      <text:p text:style-name="P26"><text:span text:style-name="T7">3.3</text:span>- should show information clearly about menus for food and any allergen information</text:p>
      <text:list text:style-name="L14">
        <text:list-item>
          <text:p text:style-name="P34">if a career or educatinal user has allegens for them or children its supper important to see if it can be accomidated for </text:p>
        </text:list-item>
      </text:list>
      <text:p text:style-name="P26"><text:span text:style-name="T7">3.4</text:span>- <text:span text:style-name="T10">should be able to have access to information about tickets, prices and deals</text:span></text:p>
      <text:list text:style-name="L15">
        <text:list-item>
          <text:p text:style-name="P35">any price information should be displayed so its easy to find and users can see how much they will have to psy and what discounts are avalible to them</text:p>
        </text:list-item>
      </text:list>
      <text:h text:style-name="P16" text:outline-level="2"><text:bookmark-start text:name="__RefHeading___Toc1863_2227043514"/><text:span text:style-name="T13">N</text:span>on functional requirements (NFR)<text:bookmark-end text:name="__RefHeading___Toc1863_2227043514"/></text:h>
      <text:h text:style-name="P17" text:outline-level="3"><text:bookmark-start text:name="__RefHeading___Toc4706_69875737"/>1 - Users<text:bookmark-end text:name="__RefHeading___Toc4706_69875737"/></text:h>
      <text:p text:style-name="P30">1.1: There must be a users table and user audit table in the database to store account and activity data.</text:p>
      <text:list text:style-name="L16">
        <text:list-item>
          <text:p text:style-name="P36">*Audit tables are important for all users because if there is any maluise activity the user and activity can be tracked and monitered to be able to keep the system safe</text:p>
        </text:list-item>
      </text:list>
      <text:p text:style-name="P30"><text:line-break/>1.2: The system must connect to the database to retrieve and verify usernames and passwords securely.</text:p>
      <text:list text:style-name="L17">
        <text:list-item>
          <text:p text:style-name="P37"><text:soft-page-break/>**The database is going to hold all user information and incrypted passwords, its important that these can be accessed so acconts can be verifyed and checked, and to access any other information related to that user and there profile</text:p>
        </text:list-item>
      </text:list>
      <text:p text:style-name="P15"><text:span text:style-name="T15"><text:line-break/>1.3: Passwords must meet strength requirements to </text:span><text:span text:style-name="T16">make sure account is secure </text:span></text:p>
      <text:list text:style-name="L18">
        <text:list-item>
          <text:p text:style-name="P38">to make sure users have a strong password its important the system can check so the users accont and information is kept secure and no breaches to the system happen</text:p>
        </text:list-item>
      </text:list>
      <text:p text:style-name="P30"><text:line-break/>1.4: Error handling must be implemented when a user registers or logs in</text:p>
      <text:list text:style-name="L19">
        <text:list-item>
          <text:p text:style-name="P39">***human errors are very common so having error handling for this so the system dosnt crash or break easly </text:p>
        </text:list-item>
      </text:list>
      <text:p text:style-name="P15"><text:span text:style-name="T15"><text:line-break/>1.5: The login system must prevent malicious input </text:span><text:span text:style-name="T16">with sanitisation </text:span></text:p>
      <text:list text:style-name="L20">
        <text:list-item>
          <text:p text:style-name="P40">**** imput stanitisation is super important to make sure users cant crash or break the system and gain unauthisered access which breaks privacy laws </text:p>
        </text:list-item>
      </text:list>
      <text:h text:style-name="P17" text:outline-level="3"><text:bookmark-start text:name="__RefHeading___Toc798_2760687806"/><text:span text:style-name="Strong_20_Emphasis">2 – Staff:</text:span><text:bookmark-end text:name="__RefHeading___Toc798_2760687806"/></text:h>
      <text:p text:style-name="P30">2.1: There must be a staff table and staff audit table in the database.<text:span text:style-name="T17">*</text:span><text:line-break/>2.2: The system must connect to the database to verify staff credentials securely.<text:span text:style-name="T17">**</text:span><text:line-break/>2.3: Error handling must be implemented when registering or logging in staff members.<text:span text:style-name="T17">***</text:span><text:line-break/>2.4: The login and registration pages must validate input and prevent misuse or hacking attempts.<text:span text:style-name="T17">****</text:span></text:p>
      <text:h text:style-name="P17" text:outline-level="3"><text:bookmark-start text:name="__RefHeading___Toc800_2760687806"/><text:span text:style-name="Strong_20_Emphasis">3 – General System:</text:span><text:bookmark-end text:name="__RefHeading___Toc800_2760687806"/></text:h>
      <text:p text:style-name="P15"><text:span text:style-name="T15">3.1: The system must use an efficient relational database to store all data (users, staff, </text:span><text:span text:style-name="T13">tickets</text:span><text:span text:style-name="T15">, logs).</text:span></text:p>
      <text:list text:style-name="L21">
        <text:list-item>
          <text:p text:style-name="P41">This allows <text:span text:style-name="T18">us to store information so having a clear simple and effenit database makes it easy to store and find data</text:span></text:p>
        </text:list-item>
      </text:list>
      <text:p text:style-name="P30"><text:line-break/>3.2: Sensitive information must be encrypted or hashed to ensure data security.</text:p>
      <text:list text:style-name="L22">
        <text:list-item>
          <text:p text:style-name="P42"><text:span text:style-name="T18">If a hacker dose break into the database </text:span><text:span text:style-name="T19">the passwords are still kept privart as they are hashed so can be decrypted or looked at</text:span></text:p>
        </text:list-item>
      </text:list>
      <text:p text:style-name="P30"><text:line-break/>3.3: The system must be able to connect to and retrieve information from the database quickly and reliably.</text:p>
      <text:list text:style-name="L23">
        <text:list-item>
          <text:p text:style-name="P43">Secure communication <text:span text:style-name="T20">is super impostant so data in montion dosnt get stolen </text:span></text:p>
        </text:list-item>
      </text:list>
      <text:p text:style-name="P30"><text:line-break/>3.4: Users should not be able to access booking pages without logging in.</text:p>
      <text:list text:style-name="L24">
        <text:list-item>
          <text:p text:style-name="P44">this makes the pages scure behind the log in so you have to log in to get access</text:p>
        </text:list-item>
      </text:list>
      <text:p text:style-name="P30"><text:soft-page-break/><text:line-break/>3.5: Logged in users should not be able to access login or register pages again unless logged out.</text:p>
      <text:list text:style-name="L25">
        <text:list-item>
          <text:p text:style-name="P45">This stops any malisues users trying to register or log in again as well as removing unessary pages that might confuse users</text:p>
        </text:list-item>
      </text:list>
      <text:p text:style-name="P30"><text:line-break/>3.6: The system must prevent duplicate accounts using the same email or username.</text:p>
      <text:list text:style-name="L26">
        <text:list-item>
          <text:p text:style-name="P46">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30"><text:line-break/>3.7: All error handling must be implemented correctly to make the code stable and robust.</text:p>
      <text:list text:style-name="L27">
        <text:list-item>
          <text:p text:style-name="P47">human errors are very common so having error handling for this so the system dosnt crash or break easly </text:p>
        </text:list-item>
      </text:list>
      <text:p text:style-name="P30"><text:line-break/>3.8: The colour scheme and layout should be accessible, with clear contrast for navigation buttons and text.</text:p>
      <text:list text:style-name="L28">
        <text:list-item>
          <text:p text:style-name="P48">This makes sure that a wide range of users can access the system and is withing the legilsation</text:p>
        </text:list-item>
      </text:list>
      <text:p text:style-name="P15"/>
      <text:p text:style-name="P15"><text:span text:style-name="T15"><text:line-break/>3.9: information and text should be clear, simple, and easy to understand for users </text:span><text:span text:style-name="T13">of a wide range including grandparents </text:span></text:p>
      <text:list text:style-name="L29">
        <text:list-item>
          <text:p text:style-name="P49">This makes sure that a wide range of users can access the system and is withing the legilsation</text:p>
        </text:list-item>
      </text:list>
      <text:p text:style-name="P1"/>
      <text:p text:style-name="P50"/>
      <text:h text:style-name="P14" text:outline-level="1"><text:bookmark-start text:name="__RefHeading___Toc1865_2227043514"/><text:span text:style-name="T7">K</text:span>ey performance indicators (KPI<text:span text:style-name="T21">)</text:span><text:bookmark-end text:name="__RefHeading___Toc1865_2227043514"/></text:h>
      <text:p text:style-name="P15"/>
      <text:p text:style-name="P51">things that will indicate its success</text:p>
      <text:p text:style-name="P52">(again say why they r good and how they help the business like how you came up with it why do they want that)</text:p>
      <text:p text:style-name="P51"/>
      <text:p text:style-name="P53">1. The website should be available and operational at least <text:span text:style-name="Strong_20_Emphasis"><text:span text:style-name="T22">98% of the time</text:span></text:span> over a one-month period.</text:p>
      <text:p text:style-name="P53"><text:tab/></text:p>
      <text:p text:style-name="P53">2. trust pilot rating should go up</text:p>
      <text:list text:style-name="L30">
        <text:list-item>
          <text:p text:style-name="P54"><text:soft-page-break/>because if u get good revise your customer feel more secure <text:span text:style-name="T23">to go because you are more likley to have a good experince </text:span></text:p>
        </text:list-item>
      </text:list>
      <text:p text:style-name="P53">3. number of people registering should increase</text:p>
      <text:list text:style-name="L31">
        <text:list-item>
          <text:p text:style-name="P55">meaning more repeet or genral customers wanting to book tickets</text:p>
        </text:list-item>
      </text:list>
      <text:p text:style-name="P53">4. the number of people referring a friend should improve</text:p>
      <text:list text:style-name="L32">
        <text:list-item>
          <text:p text:style-name="P56">this means they enjoyed going and found it good and easy to use so there friends may want to know so they can also enjoy </text:p>
        </text:list-item>
      </text:list>
      <text:p text:style-name="P53">5. limited number of errors of issues with bookings for users</text:p>
      <text:list text:style-name="L33">
        <text:list-item>
          <text:p text:style-name="P57">this prevents users from getting annoyed or not being able to book because of issues meaning there more likley to go or want to book again</text:p>
        </text:list-item>
      </text:list>
      <text:p text:style-name="P53">6. successful<text:span text:style-name="T24">ly booked tickets</text:span> rate</text:p>
      <text:list text:style-name="L34">
        <text:list-item>
          <text:p text:style-name="P58">more people are finding the website and are able to use it meaning customers are more able to come </text:p>
        </text:list-item>
      </text:list>
      <text:p text:style-name="P53"><text:span text:style-name="T23">7</text:span>. number of people who <text:span text:style-name="T24">come and buy tickets again for the zoo</text:span></text:p>
      <text:list text:style-name="L35">
        <text:list-item>
          <text:p text:style-name="P59">this means they enjoyed the experince and found it easy to book tickets to go so they are able to book and go again when they want to </text:p>
        </text:list-item>
      </text:list>
      <text:p text:style-name="P53"><text:span text:style-name="T23">8</text:span>. page loading time should improve</text:p>
      <text:list text:style-name="L36">
        <text:list-item>
          <text:p text:style-name="P60">less slow means more people are likley to stay on the website and look into and book tickets</text:p>
        </text:list-item>
      </text:list>
      <text:p text:style-name="P53"><text:span text:style-name="T23">9</text:span>. less security issues or breaches</text:p>
      <text:list text:style-name="L37">
        <text:list-item>
          <text:p text:style-name="P61">this means less leagal trouble and a better repuation because customers can trust </text:p>
        </text:list-item>
      </text:list>
      <text:p text:style-name="P53">1<text:span text:style-name="T23">0</text:span>. increase in staff happiness</text:p>
      <text:p text:style-name="P62"><text:span text:style-name="T23">staff find it easyer to get and access information meaning they have an easyer time at work and don’t get as overwhealem and are bale to control how meny are in the park</text:span> </text:p>
      <text:p text:style-name="P50"/>
      <text:h text:style-name="Heading_20_1" text:outline-level="1"><text:bookmark-start text:name="__RefHeading___Toc4708_69875737"/>decompositon diagram<text:bookmark-end text:name="__RefHeading___Toc4708_69875737"/></text:h>
      <text:p text:style-name="Text_20_body"/>
      <text:p text:style-name="P63">So what </text:p>
      <text:p text:style-name="P63"/>
      <text:p text:style-name="P63">why is it going to solve stuff </text:p>
      <text:p text:style-name="P63"/>
      <text:h text:style-name="Heading_20_1" text:outline-level="1"><text:bookmark-start text:name="__RefHeading___Toc4710_69875737"/>ER for database<text:bookmark-end text:name="__RefHeading___Toc4710_69875737"/></text:h>
      <text:p text:style-name="P63"/>
      <text:p text:style-name="P64"><text:soft-page-break/>Show relationships between databases and how they link togther, then say why its your database design </text:p>
      <text:p text:style-name="P64"/>
      <text:h text:style-name="Heading_20_1" text:outline-level="1"><text:bookmark-start text:name="__RefHeading___Toc4712_69875737"/>data dictionary <text:bookmark-end text:name="__RefHeading___Toc4712_69875737"/></text:h>
      <text:p text:style-name="P64">list all the things in each table then list the </text:p>
      <table:table table:name="Table1" table:style-name="Table1">
        <table:table-column table:style-name="Table1.A"/>
        <table:table-column table:style-name="Table1.B"/>
        <table:table-column table:style-name="Table1.A"/>
        <table:table-column table:style-name="Table1.B"/>
        <table:table-column table:style-name="Table1.E"/>
        <table:table-row table:style-name="Table1.1">
          <table:table-cell table:style-name="Table1.A1" office:value-type="string">
            <text:p text:style-name="P65">Field name </text:p>
          </table:table-cell>
          <table:table-cell table:style-name="Table1.A1" office:value-type="string">
            <text:p text:style-name="P65">Data type</text:p>
          </table:table-cell>
          <table:table-cell table:style-name="Table1.A1" office:value-type="string">
            <text:p text:style-name="P65">Validation rules </text:p>
          </table:table-cell>
          <table:table-cell table:style-name="Table1.A1" office:value-type="string">
            <text:p text:style-name="P65">Example data</text:p>
          </table:table-cell>
          <table:table-cell table:style-name="Table1.E1" office:value-type="string">
            <text:p text:style-name="P65">Justification </text:p>
          </table:table-cell>
        </table:table-row>
      </table:table>
      <text:p text:style-name="P64"/>
      <text:p text:style-name="P63"/>
      <text:p text:style-name="P64"><draw:frame draw:style-name="fr1" draw:name="Frame1" text:anchor-type="as-char" draw:z-index="0"><draw:text-box fo:min-height="0.041cm" fo:min-width="0.041cm"><text:h text:style-name="P66" text:outline-level="1"><text:bookmark-start text:name="__RefHeading___Toc4696_69875737"/>Veriable list <text:bookmark-end text:name="__RefHeading___Toc4696_69875737"/></text:h></draw:text-box></draw:frame>(pre make)</text:p>
      <table:table table:name="Table2" table:style-name="Table2">
        <table:table-column table:style-name="Table2.A" table:number-columns-repeated="5"/>
        <table:table-column table:style-name="Table2.F"/>
        <table:table-row>
          <table:table-cell table:style-name="Table2.A1" office:value-type="string">
            <text:p text:style-name="P67">Veriable name </text:p>
          </table:table-cell>
          <table:table-cell table:style-name="Table2.A1" office:value-type="string">
            <text:p text:style-name="P67">Scope </text:p>
          </table:table-cell>
          <table:table-cell table:style-name="Table2.A1" office:value-type="string">
            <text:p text:style-name="P67">Data type</text:p>
          </table:table-cell>
          <table:table-cell table:style-name="Table2.A1" office:value-type="string">
            <text:p text:style-name="P67">Where used</text:p>
          </table:table-cell>
          <table:table-cell table:style-name="Table2.A1" office:value-type="string">
            <text:p text:style-name="P67">Example data</text:p>
          </table:table-cell>
          <table:table-cell table:style-name="Table2.F1" office:value-type="string">
            <text:p text:style-name="P67">Reasoning </text:p>
          </table:table-cell>
        </table:table-row>
      </table:table>
      <text:p text:style-name="P64"/>
      <text:h text:style-name="P68" text:outline-level="1"/>
      <text:h text:style-name="Heading_20_1" text:outline-level="1"><text:bookmark-start text:name="__RefHeading___Toc4714_69875737"/>Colour scheme<text:bookmark-end text:name="__RefHeading___Toc4714_69875737"/></text:h>
      <text:p text:style-name="Text_20_body"/>
      <text:p text:style-name="Text_20_body"/>
      <text:h text:style-name="Heading_20_1" text:outline-level="1"><text:bookmark-start text:name="__RefHeading___Toc4716_69875737"/>Interface design <text:bookmark-end text:name="__RefHeading___Toc4716_69875737"/></text:h>
      <text:p text:style-name="P64">Keep refrencun bacck and this is showing and justifying your figma design </text:p>
      <text:p text:style-name="P64"/>
      <text:h text:style-name="P69" text:outline-level="1"><text:bookmark-start text:name="__RefHeading___Toc4718_69875737"/>Data flow diagrams <text:bookmark-end text:name="__RefHeading___Toc4718_69875737"/></text:h>
      <text:p text:style-name="P70"/>
      <text:h text:style-name="P69" text:outline-level="1"><text:bookmark-start text:name="__RefHeading___Toc4720_69875737"/>Algrythem design <text:bookmark-end text:name="__RefHeading___Toc4720_69875737"/></text:h>
      <text:p text:style-name="P71">Sudocode for code thats doing something </text:p>
      <text:p text:style-name="P71">copy and paste your code and change a few bits to make it pudocode </text:p>
      <text:p text:style-name="P71">do for nav bar cus it checks if user logged in </text:p>
      <text:p text:style-name="P71"/>
      <text:h text:style-name="Heading_20_1" text:outline-level="1"><text:bookmark-start text:name="__RefHeading___Toc4722_69875737"/>test stratigy<text:bookmark-end text:name="__RefHeading___Toc4722_69875737"/></text:h>
      <text:p text:style-name="P71">Genrate a set of daata you intend to use in the system </text:p>
      <text:p text:style-name="P71"><text:soft-page-break/></text:p>
      <table:table table:name="Table3" table:style-name="Table3">
        <table:table-column table:style-name="Table3.A" table:number-columns-repeated="3"/>
        <table:table-column table:style-name="Table3.D"/>
        <table:table-row>
          <table:table-cell table:style-name="Table3.A1" office:value-type="string">
            <text:p text:style-name="P72">Date of test </text:p>
          </table:table-cell>
          <table:table-cell table:style-name="Table3.A1" office:value-type="string">
            <text:p text:style-name="P72">Componets going to be tests</text:p>
          </table:table-cell>
          <table:table-cell table:style-name="Table3.A1" office:value-type="string">
            <text:p text:style-name="P72">Type of test</text:p>
          </table:table-cell>
          <table:table-cell table:style-name="Table3.D1" office:value-type="string">
            <text:p text:style-name="P72">Prequesits and dependces </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P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5T10:13:14.973183900</meta:creation-date>
    <dc:date>2026-02-02T11:13:44.343908100</dc:date>
    <meta:editing-duration>PT20M18S</meta:editing-duration>
    <meta:editing-cycles>6</meta:editing-cycles>
    <meta:generator>LibreOffice/25.8.3.2$Windows_X86_64 LibreOffice_project/8ca8d55c161d602844f5428fa4b58097424e324e</meta:generator>
    <meta:document-statistic meta:table-count="7" meta:image-count="0" meta:object-count="0" meta:page-count="10" meta:paragraph-count="180" meta:word-count="2204" meta:character-count="11924" meta:non-whitespace-character-count="9858"/>
  </office:meta>
</office:document-meta>
</file>